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/></text:p>
      <text:p text:style-name="Standard"/>
      <text:p text:style-name="Standard"><text:s text:c="67"/>bug trouver</text:p>
      <text:p text:style-name="Standard"/>
      <text:p text:style-name="Standard"/>
      <text:p text:style-name="Standard"/>
      <text:p text:style-name="Standard">1, apparition de rocher bleu</text:p>
      <text:p text:style-name="Standard">2, tache d'encre ne disparais pas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B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roland Marvin</meta:initial-creator>
    <meta:creation-date>2022-03-08T08:27:05.75</meta:creation-date>
    <dc:date>2022-03-08T08:31:26.81</dc:date>
    <dc:creator>roland Marvin</dc:creator>
    <meta:editing-duration>PT4M20S</meta:editing-duration>
    <meta:editing-cycles>2</meta:editing-cycles>
    <meta:generator>OpenOffice/4.1.11$Win32 OpenOffice.org_project/4111m1$Build-9808</meta:generator>
    <meta:document-statistic meta:table-count="0" meta:image-count="0" meta:object-count="0" meta:page-count="1" meta:paragraph-count="4" meta:word-count="13" meta:character-count="141"/>
  </office:meta>
</office:document-meta>
</file>